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2F2F2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2F2F2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D9D9D9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end" fo:margin-right="0cm"/>
    </style:style>
    <style:style style:name="ce8" style:family="table-cell" style:parent-style-name="Default" style:data-style-name="N19">
      <style:table-cell-properties fo:border="thin solid #000000" style:vertical-align="automatic" fo:background-color="#F2F2F2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6E0B4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6E0B4"/>
    </style:style>
    <style:style style:name="ce14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9E1F2"/>
    </style:style>
    <style:style style:name="ce18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CE4D6"/>
    </style:style>
    <style:style style:name="ce21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CE4D6"/>
    </style:style>
    <style:style style:name="ce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CE4D6" style:repeat-content="false"/>
      <style:paragraph-properties fo:text-align="center"/>
    </style:style>
    <style:style style:name="ce24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3.450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3.45016666666667cm" style:use-optimal-column-width="true"/>
    </style:style>
    <style:style style:name="co6" style:family="table-column">
      <style:table-column-properties fo:break-before="auto" style:column-width="4.36033333333333cm"/>
    </style:style>
    <style:style style:name="co7" style:family="table-column">
      <style:table-column-properties fo:break-before="auto" style:column-width="7.00616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&gt;45" style:apply-style-name="cf9"/>
      <style:map style:condition="of:cell-content()=&quot;&quot;" style:apply-style-name="cf9"/>
      <style:map style:condition="of:cell-content()&lt;7" style:apply-style-name="cf8"/>
      <style:map style:condition="of:cell-content()&lt;=45" style:apply-style-name="cf7"/>
    </style:style>
    <style:style style:name="ce2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map style:condition="of:cell-content()&gt;45" style:apply-style-name="cf9"/>
      <style:map style:condition="of:cell-content()=&quot;&quot;" style:apply-style-name="cf9"/>
      <style:map style:condition="of:cell-content()&lt;7" style:apply-style-name="cf8"/>
      <style:map style:condition="of:cell-content()&lt;=45" style:apply-style-name="cf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e_Calcula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3">
            <text:p>Lead Time (Days before start)</text:p>
          </table:table-cell>
          <table:table-cell office:value-type="string" table:style-name="ce4">
            <text:p>Deadlines</text:p>
          </table:table-cell>
          <table:table-cell office:value-type="string" table:style-name="ce3">
            <text:p>Complion Flag</text:p>
          </table:table-cell>
          <table:table-cell office:value-type="string" table:style-name="ce4">
            <text:p>Days Remaining</text:p>
          </table:table-cell>
          <table:table-cell office:value-type="string" table:style-name="ce3">
            <text:p>Task Start Date (1 week prior to due date)</text:p>
          </table:table-cell>
          <table:table-cell office:value-type="string" table:style-name="ce5">
            <text:p>Notes</text:p>
          </table:table-cell>
          <table:table-cell table:number-columns-repeated="16377"/>
        </table:table-row>
        <table:table-row table:style-name="ro2">
          <table:table-cell table:style-name="ce6"/>
          <table:table-cell office:value-type="string" table:style-name="ce7">
            <text:p>Today:</text:p>
          </table:table-cell>
          <table:table-cell office:value-type="date" office:date-value="2023-10-18T00:00:00" table:formula="of:=TODAY()" table:style-name="ce8">
            <text:p>10/18/2023</text:p>
          </table:table-cell>
          <table:table-cell table:style-name="ce9"/>
          <table:table-cell office:value-type="string" table:style-name="ce10">
            <text:p>Blank if complete</text:p>
          </table:table-cell>
          <table:table-cell office:value-type="string" table:style-name="ce11">
            <text:p>Course Code and Name:</text:p>
          </table:table-cell>
          <table:table-cell office:value-type="string" table:style-name="ce12">
            <text:p>TECH325 - Networking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Course Start Date</text:p>
          </table:table-cell>
          <table:table-cell table:style-name="ce6"/>
          <table:table-cell office:value-type="date" office:date-value="2024-01-08T00:00:00" table:style-name="ce14">
            <text:p>1/8/2024</text:p>
          </table:table-cell>
          <table:table-cell table:style-name="ce9"/>
          <table:table-cell office:value-type="float" office:value="82" table:formula="of:=[.C3]-[.C$2]" table:style-name="ce27">
            <text:p>82</text:p>
          </table:table-cell>
          <table:table-cell table:style-name="ce9"/>
          <table:table-cell table:style-name="ce16"/>
          <table:table-cell table:number-columns-repeated="16377"/>
        </table:table-row>
        <table:table-row table:style-name="ro2">
          <table:table-cell office:value-type="string" table:style-name="ce17">
            <text:p>SME Delivery Date</text:p>
          </table:table-cell>
          <table:table-cell office:value-type="float" office:value="56" table:style-name="ce18">
            <text:p>56</text:p>
          </table:table-cell>
          <table:table-cell office:value-type="date" office:date-value="2023-11-13T00:00:00" table:formula="of:=[.C3]-[.B4]" table:style-name="ce14">
            <text:p>11/13/2023</text:p>
          </table:table-cell>
          <table:table-cell table:style-name="ce14"/>
          <table:table-cell office:value-type="float" office:value="26" table:formula="of:=IF([.D4]=&quot;x&quot;;&quot;&quot;;([.C4]-[.C$2]))" table:style-name="ce27">
            <text:p>26</text:p>
          </table:table-cell>
          <table:table-cell office:value-type="date" office:date-value="2023-11-06T00:00:00" table:formula="of:=IF([.E4]=&quot;&quot;;&quot;&quot;;([.C4]-7))" table:style-name="ce14">
            <text:p>11/6/2023</text:p>
          </table:table-cell>
          <table:table-cell table:style-name="ce19"/>
          <table:table-cell table:number-columns-repeated="16377"/>
        </table:table-row>
        <table:table-row table:style-name="ro2">
          <table:table-cell office:value-type="string" table:style-name="ce17">
            <text:p>SME Midpoint Checkin</text:p>
          </table:table-cell>
          <table:table-cell office:value-type="float" office:value="45" table:style-name="ce18">
            <text:p>45</text:p>
          </table:table-cell>
          <table:table-cell office:value-type="date" office:date-value="2023-09-29T00:00:00" table:formula="of:=[.C4]-[.B5]" table:style-name="ce14">
            <text:p>9/29/2023</text:p>
          </table:table-cell>
          <table:table-cell table:style-name="ce14"/>
          <table:table-cell office:value-type="float" office:value="-19" table:formula="of:=IF([.D5]=&quot;x&quot;;&quot;&quot;;([.C5]-[.C$2]))" table:style-name="ce27">
            <text:p>-19</text:p>
          </table:table-cell>
          <table:table-cell office:value-type="date" office:date-value="2023-09-22T00:00:00" table:formula="of:=IF([.E5]=&quot;&quot;;&quot;&quot;;([.C5]-7))" table:style-name="ce14">
            <text:p>9/22/2023</text:p>
          </table:table-cell>
          <table:table-cell table:style-name="ce19"/>
          <table:table-cell table:number-columns-repeated="16377"/>
        </table:table-row>
        <table:table-row table:style-name="ro2">
          <table:table-cell office:value-type="string" table:style-name="ce17">
            <text:p>SME Developer Contract Issued</text:p>
          </table:table-cell>
          <table:table-cell office:value-type="float" office:value="90" table:style-name="ce18">
            <text:p>90</text:p>
          </table:table-cell>
          <table:table-cell office:value-type="date" office:date-value="2023-08-15T00:00:00" table:formula="of:=[.C4]-[.B6]" table:style-name="ce14">
            <text:p>8/15/2023</text:p>
          </table:table-cell>
          <table:table-cell office:value-type="string" table:style-name="ce14">
            <text:p>x</text:p>
          </table:table-cell>
          <table:table-cell office:value-type="string" office:string-value="" table:formula="of:=IF([.D6]=&quot;x&quot;;&quot;&quot;;([.C6]-[.C$2]))" table:style-name="ce27"/>
          <table:table-cell office:value-type="string" office:string-value="" table:formula="of:=IF([.E6]=&quot;&quot;;&quot;&quot;;([.C6]-7))" table:style-name="ce14"/>
          <table:table-cell office:value-type="string" table:style-name="ce19">
            <text:p>Due Oct 1, 2023 (put too early)</text:p>
          </table:table-cell>
          <table:table-cell table:number-columns-repeated="16377"/>
        </table:table-row>
        <table:table-row table:style-name="ro2">
          <table:table-cell office:value-type="string" table:style-name="ce17">
            <text:p>SME Identified</text:p>
          </table:table-cell>
          <table:table-cell office:value-type="float" office:value="14" table:style-name="ce18">
            <text:p>14</text:p>
          </table:table-cell>
          <table:table-cell office:value-type="date" office:date-value="2023-08-01T00:00:00" table:formula="of:=[.C6]-[.B7]" table:style-name="ce14">
            <text:p>8/1/2023</text:p>
          </table:table-cell>
          <table:table-cell office:value-type="string" table:style-name="ce14">
            <text:p>x</text:p>
          </table:table-cell>
          <table:table-cell office:value-type="string" office:string-value="" table:formula="of:=IF([.D7]=&quot;x&quot;;&quot;&quot;;([.C7]-[.C$2]))" table:style-name="ce27"/>
          <table:table-cell office:value-type="string" office:string-value="" table:formula="of:=IF([.E7]=&quot;&quot;;&quot;&quot;;([.C7]-7))" table:style-name="ce14"/>
          <table:table-cell office:value-type="string" table:style-name="ce19">
            <text:p>Johnny Developer</text:p>
          </table:table-cell>
          <table:table-cell table:number-columns-repeated="16377"/>
        </table:table-row>
        <table:table-row table:style-name="ro2">
          <table:table-cell office:value-type="string" table:style-name="ce20">
            <text:p>Course Adjunct Contract Issued</text:p>
          </table:table-cell>
          <table:table-cell office:value-type="float" office:value="21" table:style-name="ce21">
            <text:p>21</text:p>
          </table:table-cell>
          <table:table-cell office:value-type="date" office:date-value="2023-12-18T00:00:00" table:formula="of:=[.C3]-[.B8]" table:style-name="ce14">
            <text:p>12/18/2023</text:p>
          </table:table-cell>
          <table:table-cell table:style-name="ce14"/>
          <table:table-cell office:value-type="float" office:value="61" table:formula="of:=IF([.D8]=&quot;x&quot;;&quot;&quot;;([.C8]-[.C$2]))" table:style-name="ce27">
            <text:p>61</text:p>
          </table:table-cell>
          <table:table-cell office:value-type="date" office:date-value="2023-12-11T00:00:00" table:formula="of:=IF([.E8]=&quot;&quot;;&quot;&quot;;([.C8]-7))" table:style-name="ce14">
            <text:p>12/11/2023</text:p>
          </table:table-cell>
          <table:table-cell table:style-name="ce19"/>
          <table:table-cell table:number-columns-repeated="16377"/>
        </table:table-row>
        <table:table-row table:style-name="ro2">
          <table:table-cell office:value-type="string" table:style-name="ce22">
            <text:p>Course Adjunct Identified</text:p>
          </table:table-cell>
          <table:table-cell office:value-type="float" office:value="45" table:style-name="ce23">
            <text:p>45</text:p>
          </table:table-cell>
          <table:table-cell office:value-type="date" office:date-value="2023-11-24T00:00:00" table:formula="of:=[.C3]-[.B9]" table:style-name="ce24">
            <text:p>11/24/2023</text:p>
          </table:table-cell>
          <table:table-cell table:style-name="ce24"/>
          <table:table-cell office:value-type="float" office:value="37" table:formula="of:=IF([.D9]=&quot;x&quot;;&quot;&quot;;([.C9]-[.C$2]))" table:style-name="ce28">
            <text:p>37</text:p>
          </table:table-cell>
          <table:table-cell office:value-type="date" office:date-value="2023-11-17T00:00:00" table:formula="of:=IF([.E9]=&quot;&quot;;&quot;&quot;;([.C9]-7))" table:style-name="ce24">
            <text:p>11/17/2023</text:p>
          </table:table-cell>
          <table:table-cell office:value-type="string" table:style-name="ce26">
            <text:p>Jane Programmer</text:p>
          </table:table-cell>
          <table:table-cell table:number-columns-repeated="16377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cf1" style:family="table-cell" style:data-style-name="N0">
      <style:table-cell-properties fo:background-color="#FFEB9C"/>
      <style:text-properties fo:color="#9C57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FEB9C"/>
      <style:text-properties fo:color="#9C57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#FFEB9C"/>
      <style:text-properties fo:color="#9C5700" style:font-family-generic="swiss"/>
    </style:style>
    <style:style style:name="cf8" style:family="table-cell">
      <style:table-cell-properties fo:background-color="#FFC7CE"/>
      <style:text-properties fo:color="#9C0006" style:font-family-generic="swiss"/>
    </style:style>
    <style:style style:name="cf9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Barnard, Jakob</meta:initial-creator>
    <dc:creator>Barnard, Jakob</dc:creator>
    <meta:creation-date>2023-10-17T14:15:10Z</meta:creation-date>
    <dc:date>2023-10-18T15:56:38Z</dc:date>
  </office:meta>
</office:document-meta>
</file>